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442c3" officeooo:paragraph-rsid="000442c3"/>
    </style:style>
    <style:style style:name="P2" style:family="paragraph" style:parent-style-name="Standard">
      <style:text-properties style:text-underline-style="solid" style:text-underline-width="auto" style:text-underline-color="font-color" officeooo:rsid="00060468" officeooo:paragraph-rsid="00060468"/>
    </style:style>
    <style:style style:name="P3" style:family="paragraph" style:parent-style-name="Standard">
      <style:text-properties style:text-underline-style="none" officeooo:rsid="00060468" officeooo:paragraph-rsid="00060468"/>
    </style:style>
    <style:style style:name="P4" style:family="paragraph" style:parent-style-name="Standard">
      <style:text-properties fo:font-size="12pt" officeooo:paragraph-rsid="00060468" style:font-size-asian="12pt" style:font-size-complex="12pt"/>
    </style:style>
    <style:style style:name="P5" style:family="paragraph" style:parent-style-name="Standard">
      <style:text-properties fo:font-size="12pt" officeooo:paragraph-rsid="00072358" style:font-size-asian="12pt" style:font-size-complex="12pt"/>
    </style:style>
    <style:style style:name="P6" style:family="paragraph" style:parent-style-name="Standard">
      <style:text-properties fo:font-size="12pt" fo:font-weight="bold" officeooo:paragraph-rsid="00072358" fo:background-color="#ffff00" style:font-size-asian="12pt" style:font-weight-asian="bold" style:font-size-complex="12pt"/>
    </style:style>
    <style:style style:name="P7" style:family="paragraph" style:parent-style-name="Standard">
      <style:text-properties fo:font-size="12pt" style:text-underline-style="none" officeooo:rsid="00060468" officeooo:paragraph-rsid="00072358" style:font-size-asian="12pt" style:font-size-complex="12pt"/>
    </style:style>
    <style:style style:name="P8" style:family="paragraph" style:parent-style-name="Standard">
      <style:text-properties fo:color="#222222" style:font-name="Arial" fo:font-size="12pt" fo:font-weight="bold" officeooo:paragraph-rsid="00072358" fo:background-color="#ffff00" style:font-size-asian="12pt" style:font-weight-asian="bold" style:font-name-complex="Arial1" style:font-size-complex="12pt"/>
    </style:style>
    <style:style style:name="P9" style:family="paragraph" style:parent-style-name="Normal_20__28_Web_29_">
      <loext:graphic-properties draw:fill="solid" draw:fill-color="#ffffff"/>
      <style:paragraph-properties fo:margin-top="0.1043in" fo:margin-bottom="0in" loext:contextual-spacing="false" style:line-height-at-least="0.2083in" fo:background-color="#ffffff"/>
      <style:text-properties officeooo:paragraph-rsid="00060468"/>
    </style:style>
    <style:style style:name="T1" style:family="text">
      <style:text-properties fo:color="#333333"/>
    </style:style>
    <style:style style:name="T2" style:family="text">
      <style:text-properties fo:color="#333333" fo:font-size="16pt" style:font-size-asian="16pt" style:font-size-complex="16pt"/>
    </style:style>
    <style:style style:name="T3" style:family="text">
      <style:text-properties fo:color="#333333" fo:font-size="14pt" style:font-size-asian="14pt" style:font-size-complex="14pt"/>
    </style:style>
    <style:style style:name="T4" style:family="text">
      <style:text-properties fo:color="#333333" fo:font-size="12pt" style:font-size-asian="12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rror while opening hive(10jan17):</text:p>
      <text:p text:style-name="P1"/>
      <text:p text:style-name="P1">Logging initialized using configuration in jar:file:/usr/local/hive/lib/hive-common-1.2.1.jar!/hive-log4j.properties</text:p>
      <text:p text:style-name="P1">[ERROR] Terminal initialization failed; falling back to unsupported</text:p>
      <text:p text:style-name="P1">java.lang.IncompatibleClassChangeError: Found class jline.Terminal, but interface was expected</text:p>
      <text:p text:style-name="P1"><text:tab/>at jline.TerminalFactory.create(TerminalFactory.java:101)</text:p>
      <text:p text:style-name="P1"><text:tab/>at jline.TerminalFactory.get(TerminalFactory.java:158)</text:p>
      <text:p text:style-name="P1"><text:tab/>at jline.console.ConsoleReader.&lt;init&gt;(ConsoleReader.java:229)</text:p>
      <text:p text:style-name="P1"><text:tab/>at jline.console.ConsoleReader.&lt;init&gt;(ConsoleReader.java:221)</text:p>
      <text:p text:style-name="P1"><text:tab/>at jline.console.ConsoleReader.&lt;init&gt;(ConsoleReader.java:209)</text:p>
      <text:p text:style-name="P1"><text:tab/>at org.apache.hadoop.hive.cli.CliDriver.setupConsoleReader(CliDriver.java:787)</text:p>
      <text:p text:style-name="P1"><text:tab/>at org.apache.hadoop.hive.cli.CliDriver.executeDriver(CliDriver.java:721)</text:p>
      <text:p text:style-name="P1"><text:tab/>at org.apache.hadoop.hive.cli.CliDriver.run(CliDriver.java:681)</text:p>
      <text:p text:style-name="P1"><text:tab/>at org.apache.hadoop.hive.cli.CliDriver.main(CliDriver.java:621)</text:p>
      <text:p text:style-name="P1"><text:tab/>at sun.reflect.NativeMethodAccessorImpl.invoke0(Native Method)</text:p>
      <text:p text:style-name="P1"><text:tab/>at sun.reflect.NativeMethodAccessorImpl.invoke(NativeMethodAccessorImpl.java:62)</text:p>
      <text:p text:style-name="P1"><text:tab/>at sun.reflect.DelegatingMethodAccessorImpl.invoke(DelegatingMethodAccessorImpl.java:43)</text:p>
      <text:p text:style-name="P1"><text:tab/>at java.lang.reflect.Method.invoke(Method.java:498)</text:p>
      <text:p text:style-name="P1"><text:tab/>at org.apache.hadoop.util.RunJar.run(RunJar.java:221)</text:p>
      <text:p text:style-name="P1"><text:tab/>at org.apache.hadoop.util.RunJar.main(RunJar.java:136)</text:p>
      <text:p text:style-name="P1"/>
      <text:p text:style-name="P1">Exception in thread "main" java.lang.IncompatibleClassChangeError: Found class jline.Terminal, but interface was expected</text:p>
      <text:p text:style-name="P1"><text:tab/>at jline.console.ConsoleReader.&lt;init&gt;(ConsoleReader.java:230)</text:p>
      <text:p text:style-name="P1"><text:tab/>at jline.console.ConsoleReader.&lt;init&gt;(ConsoleReader.java:221)</text:p>
      <text:p text:style-name="P1"><text:tab/>at jline.console.ConsoleReader.&lt;init&gt;(ConsoleReader.java:209)</text:p>
      <text:p text:style-name="P1"><text:tab/>at org.apache.hadoop.hive.cli.CliDriver.setupConsoleReader(CliDriver.java:787)</text:p>
      <text:p text:style-name="P1"><text:tab/>at org.apache.hadoop.hive.cli.CliDriver.executeDriver(CliDriver.java:721)</text:p>
      <text:p text:style-name="P1"><text:tab/>at org.apache.hadoop.hive.cli.CliDriver.run(CliDriver.java:681)</text:p>
      <text:p text:style-name="P1"><text:tab/>at org.apache.hadoop.hive.cli.CliDriver.main(CliDriver.java:621)</text:p>
      <text:p text:style-name="P1"><text:tab/>at sun.reflect.NativeMethodAccessorImpl.invoke0(Native Method)</text:p>
      <text:p text:style-name="P1"><text:tab/>at sun.reflect.NativeMethodAccessorImpl.invoke(NativeMethodAccessorImpl.java:62)</text:p>
      <text:p text:style-name="P1"><text:tab/>at sun.reflect.DelegatingMethodAccessorImpl.invoke(DelegatingMethodAccessorImpl.java:43)</text:p>
      <text:p text:style-name="P1"><text:tab/>at java.lang.reflect.Method.invoke(Method.java:498)</text:p>
      <text:p text:style-name="P1"><text:tab/>at org.apache.hadoop.util.RunJar.run(RunJar.java:221)</text:p>
      <text:p text:style-name="P1"><text:tab/>at org.apache.hadoop.util.RunJar.main(RunJar.java:136)</text:p>
      <text:p text:style-name="P1"/>
      <text:p text:style-name="P1"/>
      <text:p text:style-name="P2">Solution:</text:p>
      <text:p text:style-name="P3">iotmp folder is deleted automatically in hive folder so have to again make directory and give ownerships.</text:p>
      <text:p text:style-name="P3"/>
      <text:p text:style-name="P4">sudo mkdir /usr/local/hive/iotmp</text:p>
      <text:p text:style-name="P4"><text:s/>sudo chown <text:s/>-R hduser:hadoop /usr/local/hive/iotmp</text:p>
      <text:p text:style-name="P9"><text:span text:style-name="HTML_20_Code"><text:span text:style-name="T4">sudo chmod 777 /usr/local/hive/iotmp</text:span></text:span></text:p>
      <text:p text:style-name="P3"><text:span text:style-name="HTML_20_Code"><text:span text:style-name="T4">hadoop fs -chmod 777 /tmp/hive</text:span></text:span><text:span text:style-name="T6"> </text:span></text:p>
      <text:p text:style-name="P3"><text:span text:style-name="T6"/></text:p>
      <text:p text:style-name="P6"><text:soft-page-break/>cp <text:s/>hive-env.sh.template <text:s/>hive-env.sh</text:p>
      <text:p text:style-name="P8">export HADOOP_USER_CLASSPATH_FIRST=true</text:p>
      <text:p text:style-name="P5">$ hive</text:p>
      <text:p text:style-name="P7">hiv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02:33:10.489568236</meta:creation-date>
    <dc:date>2017-01-10T03:37:04.647087391</dc:date>
    <meta:editing-duration>PT33S</meta:editing-duration>
    <meta:editing-cycles>1</meta:editing-cycles>
    <meta:document-statistic meta:table-count="0" meta:image-count="0" meta:object-count="0" meta:page-count="2" meta:paragraph-count="43" meta:word-count="139" meta:character-count="2620" meta:non-whitespace-character-count="2491"/>
    <meta:generator>LibreOffice/5.1.4.2$Linux_x86 LibreOffice_project/10m0$Build-2</meta:generator>
  </office:meta>
</office:document-meta>
</file>